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paragraph-properties fo:margin-left="0.611in" fo:margin-right="1.5417in" fo:margin-top="0.0138in" fo:margin-bottom="0in" loext:contextual-spacing="false" fo:line-height="100%" fo:text-align="center" style:justify-single-word="false" fo:text-indent="0in" style:auto-text-indent="false"/>
    </style:style>
    <style:style style:name="P4" style:family="paragraph" style:parent-style-name="Standard">
      <style:paragraph-properties fo:margin-left="0.611in" fo:margin-right="1.5417in" fo:text-align="center" style:justify-single-word="false" fo:text-indent="0in" style:auto-text-indent="false"/>
    </style:style>
    <style:style style:name="P5" style:family="paragraph" style:parent-style-name="Standard">
      <style:paragraph-properties fo:margin-top="0.139in" fo:margin-bottom="0.1665in" loext:contextual-spacing="false" fo:line-height="100%"/>
    </style:style>
    <style:style style:name="P6" style:family="paragraph" style:parent-style-name="Standard">
      <style:paragraph-properties fo:margin-top="0.1252in" fo:margin-bottom="0.1665in" loext:contextual-spacing="false" fo:line-height="100%"/>
    </style:style>
    <style:style style:name="P7" style:family="paragraph" style:parent-style-name="Standard">
      <style:paragraph-properties fo:margin-left="0.5555in" fo:margin-right="0.3752in" fo:margin-top="0.1252in" fo:margin-bottom="0in" loext:contextual-spacing="false" fo:line-height="100%" fo:text-indent="-0.1252in" style:auto-text-indent="false"/>
    </style:style>
    <style:style style:name="P8" style:family="paragraph" style:parent-style-name="Standard">
      <style:paragraph-properties fo:margin-left="0.0693in" fo:margin-right="1in" fo:margin-top="0.1665in" fo:margin-bottom="0in" loext:contextual-spacing="false" fo:line-height="100%" fo:text-indent="0in" style:auto-text-indent="false"/>
    </style:style>
    <style:style style:name="P9" style:family="paragraph" style:parent-style-name="Standard">
      <style:paragraph-properties fo:margin-left="0.0693in" fo:margin-right="1in" fo:margin-top="0.139in" fo:margin-bottom="0in" loext:contextual-spacing="false" fo:line-height="100%" fo:text-indent="0in" style:auto-text-indent="false"/>
    </style:style>
    <style:style style:name="P10" style:family="paragraph" style:parent-style-name="Standard">
      <style:paragraph-properties fo:margin-left="0in" fo:margin-right="1in" fo:margin-top="0.1665in" fo:margin-bottom="0.1665in" loext:contextual-spacing="false" fo:line-height="100%" fo:text-align="justify" style:justify-single-word="false" fo:text-indent="0in" style:auto-text-indent="false"/>
    </style:style>
    <style:style style:name="P11" style:family="paragraph" style:parent-style-name="Standard">
      <style:paragraph-properties fo:margin-left="0.4445in" fo:margin-right="1in" fo:margin-top="0.1252in" fo:margin-bottom="0in" loext:contextual-spacing="false" fo:line-height="100%" fo:text-align="justify" style:justify-single-word="false" fo:text-indent="0in" style:auto-text-indent="false"/>
    </style:style>
    <style:style style:name="P12" style:family="paragraph" style:parent-style-name="Standard">
      <style:paragraph-properties fo:margin-left="0.4445in" fo:margin-right="1in" fo:margin-top="0.139in" fo:margin-bottom="0in" loext:contextual-spacing="false" fo:line-height="100%" fo:text-align="justify" style:justify-single-word="false" fo:text-indent="0in" style:auto-text-indent="false"/>
    </style:style>
    <style:style style:name="P13" style:family="paragraph" style:parent-style-name="Standard">
      <style:paragraph-properties fo:margin-left="0.4445in" fo:margin-right="1in" fo:text-align="justify" style:justify-single-word="false" fo:text-indent="0in" style:auto-text-indent="false"/>
    </style:style>
    <style:style style:name="P14" style:family="paragraph" style:parent-style-name="Standard">
      <style:paragraph-properties fo:margin-left="0.4445in" fo:margin-right="1in" fo:margin-top="0.0972in" fo:margin-bottom="0in" loext:contextual-spacing="false" fo:line-height="100%" fo:text-align="justify" style:justify-single-word="false" fo:text-indent="0in" style:auto-text-indent="false"/>
    </style:style>
    <style:style style:name="P15" style:family="paragraph" style:parent-style-name="Standard">
      <style:paragraph-properties fo:margin-left="0.75in" fo:margin-right="1in" fo:margin-top="0.139in" fo:margin-bottom="0in" loext:contextual-spacing="false" fo:line-height="100%" fo:text-align="justify" style:justify-single-word="false" fo:text-indent="0in" style:auto-text-indent="false"/>
    </style:style>
    <style:style style:name="P16" style:family="paragraph" style:parent-style-name="Standard">
      <style:paragraph-properties fo:margin-left="0.75in" fo:margin-right="1in" fo:margin-top="0.1252in" fo:margin-bottom="0in" loext:contextual-spacing="false" fo:line-height="100%" fo:text-align="justify" style:justify-single-word="false" fo:text-indent="0in" style:auto-text-indent="false"/>
    </style:style>
    <style:style style:name="P17" style:family="paragraph" style:parent-style-name="Standard">
      <style:paragraph-properties fo:margin-left="0.5972in" fo:margin-right="1in" fo:margin-top="0.139in" fo:margin-bottom="0in" loext:contextual-spacing="false" fo:line-height="100%" fo:text-align="justify" style:justify-single-word="false" fo:text-indent="-0.1528in" style:auto-text-indent="false"/>
    </style:style>
    <style:style style:name="P18" style:family="paragraph" style:parent-style-name="Standard">
      <style:paragraph-properties fo:margin-left="0.4307in" fo:margin-right="1in" fo:margin-top="0.1252in" fo:margin-bottom="0in" loext:contextual-spacing="false" fo:line-height="100%" fo:text-align="justify" style:justify-single-word="false" fo:text-indent="0in" style:auto-text-indent="false"/>
    </style:style>
    <style:style style:name="P19" style:family="paragraph" style:parent-style-name="Standard">
      <style:paragraph-properties fo:margin-left="0.4307in" fo:margin-right="0.0555in" fo:text-indent="0in" style:auto-text-indent="false"/>
    </style:style>
    <style:style style:name="P20" style:family="paragraph" style:parent-style-name="Standard">
      <style:paragraph-properties fo:margin-left="0.5555in" fo:margin-right="0.5555in" fo:margin-top="0.139in" fo:margin-bottom="0in" loext:contextual-spacing="false" fo:line-height="100%" fo:text-indent="-0.1252in" style:auto-text-indent="false"/>
    </style:style>
    <style:style style:name="P21" style:family="paragraph" style:parent-style-name="Standard">
      <style:paragraph-properties fo:margin-left="0.5555in" fo:margin-right="0.8055in" fo:margin-top="0.1252in" fo:margin-bottom="0in" loext:contextual-spacing="false" fo:line-height="100%" fo:text-indent="-0.1252in" style:auto-text-indent="false"/>
    </style:style>
    <style:style style:name="P22" style:family="paragraph" style:parent-style-name="Standard">
      <style:paragraph-properties fo:margin-left="0.7638in" fo:margin-right="0.8055in" fo:margin-top="0.1252in" fo:margin-bottom="0in" loext:contextual-spacing="false" fo:line-height="100%" fo:text-indent="0in" style:auto-text-indent="false"/>
    </style:style>
    <style:style style:name="P23" style:family="paragraph" style:parent-style-name="Standard">
      <style:paragraph-properties fo:margin-left="0.6252in" fo:margin-right="0.6252in" fo:margin-top="0.1252in" fo:margin-bottom="0in" loext:contextual-spacing="false" fo:line-height="100%" fo:text-indent="-0.1252in" style:auto-text-indent="false"/>
    </style:style>
    <style:style style:name="P24" style:family="paragraph" style:parent-style-name="Standard">
      <style:paragraph-properties fo:margin-left="0.9445in" fo:margin-right="0in" fo:margin-top="0.1252in" fo:margin-bottom="0in" loext:contextual-spacing="false" fo:line-height="100%" fo:text-indent="-0.1665in" style:auto-text-indent="false"/>
    </style:style>
    <style:style style:name="P25" style:family="paragraph" style:parent-style-name="Standard">
      <style:paragraph-properties fo:margin-left="0.9445in" fo:margin-right="0in" fo:margin-top="0.0555in" fo:margin-bottom="0in" loext:contextual-spacing="false" fo:line-height="100%" fo:text-indent="-0.1665in" style:auto-text-indent="false"/>
    </style:style>
    <style:style style:name="P26" style:family="paragraph" style:parent-style-name="Standard">
      <style:paragraph-properties fo:margin-top="0.0972in" fo:margin-bottom="0.1665in" loext:contextual-spacing="false" fo:line-height="100%"/>
    </style:style>
    <style:style style:name="P27" style:family="paragraph" style:parent-style-name="Standard">
      <style:paragraph-properties fo:margin-left="0.75in" fo:margin-right="0in" fo:margin-top="0.1252in" fo:margin-bottom="0in" loext:contextual-spacing="false" fo:line-height="100%" fo:text-indent="0in" style:auto-text-indent="false"/>
    </style:style>
    <style:style style:name="P28" style:family="paragraph" style:parent-style-name="Standard">
      <style:paragraph-properties fo:margin-top="0.1252in" fo:margin-bottom="0in" loext:contextual-spacing="false" fo:line-height="100%"/>
    </style:style>
    <style:style style:name="P29" style:family="paragraph" style:parent-style-name="Standard">
      <style:paragraph-properties fo:margin-left="0in" fo:margin-right="0.5in" fo:margin-top="0.1252in" fo:margin-bottom="0in" loext:contextual-spacing="false" fo:line-height="100%" fo:text-indent="0in" style:auto-text-indent="false"/>
    </style:style>
    <style:style style:name="P30" style:family="paragraph" style:parent-style-name="Heading_20_1">
      <style:paragraph-properties fo:margin-left="0.0693in" fo:margin-right="0in" fo:margin-top="0.3335in" fo:margin-bottom="0in" loext:contextual-spacing="false" fo:line-height="100%" fo:keep-together="auto" fo:text-indent="0in" style:auto-text-indent="false" fo:keep-with-next="auto"/>
    </style:style>
    <style:style style:name="P31" style:family="paragraph" style:parent-style-name="Heading_20_1">
      <style:paragraph-properties fo:margin-left="0.0693in" fo:margin-right="0in" fo:margin-top="0.3335in" fo:margin-bottom="0.0835in" loext:contextual-spacing="false" fo:line-height="100%" fo:keep-together="auto" fo:text-indent="0in" style:auto-text-indent="false" fo:keep-with-next="auto"/>
    </style:style>
    <style:style style:name="P32" style:family="paragraph" style:parent-style-name="Heading_20_1">
      <style:paragraph-properties fo:margin-top="0.028in" fo:margin-bottom="0.0835in" loext:contextual-spacing="false" fo:line-height="100%" fo:keep-together="auto" fo:keep-with-next="auto"/>
    </style:style>
    <style:style style:name="P33" style:family="paragraph" style:parent-style-name="Heading_20_1">
      <style:paragraph-properties fo:margin-top="0in" fo:margin-bottom="0.0835in" loext:contextual-spacing="false" fo:line-height="100%" fo:keep-together="auto" fo:keep-with-next="auto"/>
    </style:style>
    <style:style style:name="P34" style:family="paragraph" style:parent-style-name="Heading_20_1">
      <style:paragraph-properties fo:margin-top="0.3335in" fo:margin-bottom="0.0835in" loext:contextual-spacing="false" fo:line-height="100%" fo:keep-together="auto" fo:keep-with-next="auto"/>
    </style:style>
    <style:style style:name="P35" style:family="paragraph" style:parent-style-name="Heading_20_2">
      <style:paragraph-properties fo:margin-top="0.139in" fo:margin-bottom="0.0555in" loext:contextual-spacing="false" fo:line-height="100%" fo:keep-together="auto" fo:keep-with-next="auto"/>
    </style:style>
    <style:style style:name="P36"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17pt" style:font-size-asian="17pt" style:font-size-complex="17pt"/>
    </style:style>
    <style:style style:name="T4" style:family="text">
      <style:text-properties fo:font-size="17pt" fo:font-weight="bold" style:font-size-asian="17pt" style:font-weight-asian="bold" style:font-size-complex="17pt"/>
    </style:style>
    <style:style style:name="T5" style:family="text">
      <style:text-properties fo:font-size="14.5pt" style:font-size-asian="14.5pt" style:font-size-complex="14.5pt"/>
    </style:style>
    <style:style style:name="T6" style:family="text">
      <style:text-properties fo:font-size="12pt" style:font-size-asian="12pt" style:font-size-complex="12pt"/>
    </style:style>
    <style:style style:name="T7" style:family="text">
      <style:text-properties fo:font-size="23pt" fo:font-weight="bold" style:font-size-asian="23pt" style:font-weight-asian="bold" style:font-size-complex="23pt"/>
    </style:style>
    <style:style style:name="T8" style:family="text">
      <style:text-properties style:font-name="Times New Roman" fo:font-size="7pt" style:font-name-asian="Times New Roman1" style:font-size-asian="7pt" style:font-name-complex="Times New Roman1" style:font-size-complex="7pt"/>
    </style:style>
    <style:style style:name="T9" style:family="text">
      <style:text-properties fo:color="#00aeef" fo:background-color="#ffff00"/>
    </style:style>
    <style:style style:name="T10" style:family="text">
      <style:text-properties fo:color="#00aeef"/>
    </style:style>
    <style:style style:name="T11" style:family="text">
      <style:text-properties fo:color="#00aeef" fo:background-color="#fff200" loext:char-shading-value="0"/>
    </style:style>
    <style:style style:name="T12" style:family="text">
      <style:text-properties fo:font-weight="bold" style:font-weight-asian="bold"/>
    </style:style>
    <style:style style:name="T13" style:family="text">
      <style:text-properties fo:background-color="#fff200" loext:char-shading-value="0"/>
    </style:style>
    <style:style style:name="T14" style:family="text">
      <style:text-properties fo:font-style="italic" style:font-style-asian="italic"/>
    </style:style>
    <style:style style:name="T15" style:family="text">
      <style:text-properties fo:font-style="italic" fo:font-weight="bold" style:font-style-asian="italic" style:font-weight-asian="bold"/>
    </style:style>
    <style:style style:name="T16" style:family="text">
      <style:text-properties style:text-position="super 58%"/>
    </style:style>
    <style:style style:name="T17" style:family="text">
      <style:text-properties fo:background-color="#ffff00"/>
    </style:style>
    <style:style style:name="T18" style:family="text">
      <style:text-properties fo:color="#c9211e" fo:background-color="#ffff00"/>
    </style:style>
    <style:style style:name="T19" style:family="text">
      <style:text-properties fo:font-size="12.5pt" fo:font-weight="bold" style:font-size-asian="12.5pt" style:font-weight-asian="bold" style:font-size-complex="12.5pt"/>
    </style:style>
    <style:style style:name="T20" style:family="text">
      <style:text-properties fo:font-size="12.5pt" style:font-size-asian="12.5pt" style:font-size-complex="12.5pt"/>
    </style:style>
    <style:style style:name="T21" style:family="text">
      <style:text-properties fo:font-size="7pt" style:font-size-asian="7pt" style:font-size-complex="7pt"/>
    </style:style>
    <style:style style:name="T22" style:family="text">
      <style:text-properties fo:font-size="13pt" fo:font-weight="bold" style:font-size-asian="13pt" style:font-weight-asian="bold" style:font-size-complex="13pt"/>
    </style:style>
    <style:style style:name="T23" style:family="text">
      <style:text-properties fo:color="#1155cc" style:text-underline-style="solid" style:text-underline-width="auto" style:text-underline-color="font-color"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p>
      <text:p text:style-name="P1"><text:span text:style-name="T1"><text:s/></text:span></text:p>
      <text:p text:style-name="Standard"><text:span text:style-name="T2"><text:s/></text:span></text:p>
      <text:p text:style-name="P1">ENPM662 - Introduction to Robot Modelling</text:p>
      <text:p text:style-name="P3"><text:span text:style-name="T3">Project 1: CAD Modeling &amp; Simulation using Gazebo</text:span></text:p>
      <text:p text:style-name="P1"><text:span text:style-name="T3"><text:s/></text:span></text:p>
      <text:p text:style-name="Standard"><text:span text:style-name="T5"><text:s/></text:span></text:p>
      <text:p text:style-name="P4"><text:span text:style-name="T6">Due Date: 11:59 pm 30th October 2022</text:span></text:p>
      <text:p text:style-name="P1"><text:span text:style-name="T6"><text:s/></text:span></text:p>
      <text:p text:style-name="Standard"><text:span text:style-name="T6"><text:s/></text:span></text:p>
      <text:p text:style-name="P30"><text:bookmark text:name="_cri83mvk8f7g"/><text:span text:style-name="T7">Project Goals</text:span></text:p>
      <text:p text:style-name="P5">•<text:span text:style-name="T8"><text:tab/></text:span>Build a specific robot model on SolidWorks and export it as URDF.</text:p>
      <text:p text:style-name="P6">•<text:span text:style-name="T8"><text:tab/></text:span>Add LiDAR Sensor on to your robot and show your visualization (LiDAR points) in RViz.</text:p>
      <text:p text:style-name="P6">•<text:span text:style-name="T8"><text:tab/></text:span>Perform teleop and move around in the map in Gazebo.</text:p>
      <text:p text:style-name="P7">•<text:span text:style-name="T8"> <text:s text:c="2"/></text:span>Code up a simple publisher and subscriber for your robot so that it moves ahead in a straight line or circular loop for 10~15 seconds.</text:p>
      <text:p text:style-name="P8"><text:a xlink:type="simple" xlink:href="https://docs.google.com/presentation/d/1H__6arPoXKC3bxvOeDoXFjZ3IsxKqJu9e96IgOfaaZc/edit?usp=sharing" text:style-name="ListLabel_20_1" text:visited-style-name="ListLabel_20_1"><text:span text:style-name="T9">Here</text:span></text:a><text:span text:style-name="T10"> </text:span>is small presentation giving the overview of the project for clarity and<text:a xlink:type="simple" xlink:href="https://drive.google.com/drive/folders/1qlFPvQpgoo4t-_LBt5Z9ivNkLz50V4_A?usp=sharing" text:style-name="ListLabel_20_2" text:visited-style-name="ListLabel_20_2"> </text:a><text:a xlink:type="simple" xlink:href="https://drive.google.com/drive/folders/1qlFPvQpgoo4t-_LBt5Z9ivNkLz50V4_A?usp=sharing" text:style-name="ListLabel_20_1" text:visited-style-name="ListLabel_20_1"><text:span text:style-name="T9">here</text:span></text:a><text:span text:style-name="T10"> </text:span>is project 1 related resources required.</text:p>
      <text:p text:style-name="Standard"/>
      <text:p text:style-name="P32"><text:bookmark text:name="_f27itfekfrfq"/><text:span text:style-name="T7">1</text:span><text:span text:style-name="T8"> <text:s text:c="8"/></text:span><text:span text:style-name="T7">Build a model on Solidworks</text:span></text:p>
      <text:p text:style-name="P9">SolidWorks is a powerful CAD tool used for modeling, performing design studies, performing simulations etc. Your task is to build a specific robot using SolidWorks.</text:p>
      <text:p text:style-name="P10">•<text:span text:style-name="T8"> <text:s text:c="3"/></text:span><text:s text:c="11"/><text:tab/><text:span text:style-name="T12">Download and install SolidWorks </text:span>(for Windows) from<text:a xlink:type="simple" xlink:href="https://terpware.umd.edu/Windows/title/3560" text:style-name="ListLabel_20_2" text:visited-style-name="ListLabel_20_2"> </text:a><text:a xlink:type="simple" xlink:href="https://terpware.umd.edu/Windows/title/3560" text:style-name="ListLabel_20_1" text:visited-style-name="ListLabel_20_1"><text:span text:style-name="T9">here</text:span></text:a> or Citrix Workspace (for Wondows or Linux) from<text:a xlink:type="simple" xlink:href="https://eit.umd.edu/vcl" text:style-name="ListLabel_20_2" text:visited-style-name="ListLabel_20_2"> </text:a><text:a xlink:type="simple" xlink:href="https://eit.umd.edu/vcl" text:style-name="ListLabel_20_3" text:visited-style-name="ListLabel_20_3"><text:span text:style-name="T13">here</text:span></text:a>. It’s free for UMD students (instructions will be on the same page and would be visible after you login).</text:p>
      <text:p text:style-name="P11"><text:soft-page-break/>•<text:span text:style-name="T8"> <text:s text:c="3"/></text:span><text:span text:style-name="T12">Download the URDF exported tool </text:span>from<text:a xlink:type="simple" xlink:href="https://github.com/ros/solidworks_urdf_exporter/releases" text:style-name="ListLabel_20_2" text:visited-style-name="ListLabel_20_2"> </text:a><text:a xlink:type="simple" xlink:href="https://github.com/ros/solidworks_urdf_exporter/releases" text:style-name="ListLabel_20_1" text:visited-style-name="ListLabel_20_1"><text:span text:style-name="T9">here</text:span></text:a> (If you’re using Citrix Workspace then you don’t have to download the urdf exported tool since its already included with the software). A brief description of what this is as mentioned on their webpage : The SolidWorks to URDF exporter is a SolidWorks add-in that allows for the convenient export of SW Parts and Assemblies into a URDF file. The exporter will create a ROS-like package that contains a directory for meshes, textures and robots (urdf files). For single SolidWorks parts, the part exporter will pull the material properties and create a single link in the URDF. For assemblies, the exporter will build the links and create a tree based on the SW assembly hierarchy. The exporter can automatically determine the proper joint type, joint transforms, and axes.</text:p>
      <text:p text:style-name="P11">•<text:span text:style-name="T8"> <text:s text:c="3"/></text:span><text:span text:style-name="T12">Build your CAD Model <text:s/>: <text:s/></text:span>Use the specs mentioned in <text:span text:style-name="T13">here</text:span> to build a 3D model of the Robot. Build individual CAD models of each part(chassis, wheel etc.) and then assemble them in a single file. You could refer<text:a xlink:type="simple" xlink:href="https://drive.google.com/drive/folders/1qlFPvQpgoo4t-_LBt5Z9ivNkLz50V4_A?usp=sharing" text:style-name="ListLabel_20_2" text:visited-style-name="ListLabel_20_2"> </text:a><text:a xlink:type="simple" xlink:href="https://drive.google.com/drive/folders/1qlFPvQpgoo4t-_LBt5Z9ivNkLz50V4_A?usp=sharing" text:style-name="ListLabel_20_4" text:visited-style-name="ListLabel_20_4"><text:span text:style-name="T10">these</text:span></text:a><text:span text:style-name="T10"> </text:span>tutorials made by us. A few more links to videos are<text:a xlink:type="simple" xlink:href="https://www.youtube.com/watch?v=qtgmGkEPXs8" text:style-name="ListLabel_20_2" text:visited-style-name="ListLabel_20_2"> </text:a><text:a xlink:type="simple" xlink:href="https://www.youtube.com/watch?v=qtgmGkEPXs8" text:style-name="ListLabel_20_4" text:visited-style-name="ListLabel_20_4"><text:span text:style-name="T10">here</text:span></text:a>,<text:a xlink:type="simple" xlink:href="https://www.youtube.com/watch?v=vE1ewj6xxt8" text:style-name="ListLabel_20_2" text:visited-style-name="ListLabel_20_2"> </text:a><text:a xlink:type="simple" xlink:href="https://www.youtube.com/watch?v=vE1ewj6xxt8" text:style-name="ListLabel_20_4" text:visited-style-name="ListLabel_20_4"><text:span text:style-name="T10">here</text:span></text:a><text:span text:style-name="T10"> </text:span>and<text:a xlink:type="simple" xlink:href="https://www.youtube.com/watch?v=TkS26DcLUnA" text:style-name="ListLabel_20_2" text:visited-style-name="ListLabel_20_2"> </text:a><text:a xlink:type="simple" xlink:href="https://www.youtube.com/watch?v=TkS26DcLUnA" text:style-name="ListLabel_20_4" text:visited-style-name="ListLabel_20_4"><text:span text:style-name="T10">here</text:span></text:a>.</text:p>
      <text:p text:style-name="P11">•<text:span text:style-name="T8"> <text:s text:c="3"/></text:span><text:span text:style-name="T12">Export as URDF : </text:span>Use the URDF exporter tool to define parent, child links. The tool automatically determines the axis between joints and sets origins for different links that are defined. Though sometimes the automatic axis generation might not be ideal, we can rotate the coordinate frames while exporting the URDF as well. Export the <text:s/>URDF <text:s/>along <text:s/>with meshes. To help with this process, you could refer this<text:a xlink:type="simple" xlink:href="https://www.youtube.com/watch?v=Uz6KPJBfM1s" text:style-name="ListLabel_20_2" text:visited-style-name="ListLabel_20_2"> </text:a><text:a xlink:type="simple" xlink:href="https://www.youtube.com/watch?v=Uz6KPJBfM1s" text:style-name="ListLabel_20_4" text:visited-style-name="ListLabel_20_4"><text:span text:style-name="T10">video</text:span></text:a>.</text:p>
      <text:p text:style-name="Standard"><text:span text:style-name="T5"><text:s/></text:span></text:p>
      <text:p text:style-name="P33"><text:bookmark text:name="_4eythm14bsc4"/><text:span text:style-name="T7">2</text:span><text:span text:style-name="T8"> <text:s text:c="8"/></text:span><text:span text:style-name="T7">Add Controllers and Laser to your Robot</text:span></text:p>
      <text:p text:style-name="P12">•<text:span text:style-name="T8"> <text:s text:c="2"/></text:span></text:p>
      <text:p text:style-name="P12"><text:span text:style-name="T12">Getting Started : </text:span>As <text:s/>soon <text:s/>as <text:s/>your <text:s/>done <text:s/>with <text:s/>previous <text:s/>step, <text:s/>make <text:s/>sure <text:s/>to <text:s/>add export the folder into catkin ws/src in your Ubuntu OS. Explore the directories in the package to get an idea of the structure of the package. Also make sure to checkout the gazebo.launch file under the launch/ dir and try to understand the structure. This is the default launch file that is created by URDF exporter. It <text:s/>calls in <text:s/>several <text:s/>nodes <text:s/>required <text:s/>to <text:s/>launch <text:s/>the robot into your <text:s/>world. <text:s/>Navigate <text:s/>to /catkin ws <text:s/>and <text:s/>just <text:s/>say </text:p>
      <text:p text:style-name="P15"><text:span text:style-name="T12">catkin_make</text:span></text:p>
      <text:p text:style-name="P15">This <text:s/>will <text:s/>build all your packages inside the src directory. After a successful build, make <text:s/>sure <text:s/>to <text:s/>run </text:p>
      <text:p text:style-name="P15"><text:span text:style-name="T12">source ~/catkin_ws/devel/setup.bash</text:span></text:p>
      <text:p text:style-name="P11">•<text:span text:style-name="T8"> <text:s text:c="3"/></text:span><text:span text:style-name="T12">Understanding the Lidar file: </text:span>URDF files are written in the XML format and have specification such as <text:span text:style-name="T14">&lt; robot &gt;</text:span>, <text:span text:style-name="T14">&lt; link &gt;</text:span>, <text:span text:style-name="T14">&lt; joint &gt;</text:span>, <text:span text:style-name="T14">&lt; transmission &gt; </text:span>etc. To give an idea, a <text:span text:style-name="T14">&lt; robot &gt; </text:span>would consist of <text:span text:style-name="T14">&lt; link &gt; &lt; joint &gt; &lt; transmission &gt; </text:span>etc and each</text:p>
      <text:p text:style-name="P10"><text:span text:style-name="T14">&lt; link &gt; </text:span>would contain few other properties such as <text:span text:style-name="T14">&lt; visual &gt; &lt; geometry &gt; &lt; collision &gt; </text:span>and so on. You can refer to entire set of specs<text:a xlink:type="simple" xlink:href="http://wiki.ros.org/urdf/XML" text:style-name="ListLabel_20_2" text:visited-style-name="ListLabel_20_2"> </text:a><text:a xlink:type="simple" xlink:href="http://wiki.ros.org/urdf/XML" text:style-name="ListLabel_20_4" text:visited-style-name="ListLabel_20_4"><text:span text:style-name="T10">here</text:span></text:a>. sw2urdf tool that you used, would do most of the work in filling this up for you, but for our project we need to modify the urdf slightly to get it to work. Navigate to URDF folder on your terminal and <text:span text:style-name="T12">run the command below:</text:span></text:p>
      <text:p text:style-name="P10"><text:span text:style-name="T12"><text:s/></text:span></text:p>
      <text:p text:style-name="P10"><text:span text:style-name="T12">check_urdf &lt;name_of_your_urdf_file.urdf&gt;</text:span></text:p>
      <text:p text:style-name="P10"><text:span text:style-name="T12"><text:s/></text:span></text:p>
      <text:p text:style-name="P10">If your system doesn’t have check_urdf command, then it will throw an error and also display the command to install it. Follow it and try running the above command again.</text:p>
      <text:p text:style-name="P10"><text:span text:style-name="T12"><text:s/></text:span></text:p>
      <text:p text:style-name="P10">This will create a tree like structure showing the parent child relationship that exists in your robot.</text:p>
      <text:p text:style-name="P11">•<text:span text:style-name="T8"> <text:s text:c="2"/></text:span></text:p>
      <text:p text:style-name="P11"><text:span text:style-name="T12">Modify URDF for extra links and joints: </text:span>When the URDF is created, the root link is usually the chassis of the robot. To run our model on gazebo, we need to <text:span text:style-name="T12">create a dummy link </text:span>with no properties specified at all except the name of the <text:span text:style-name="T14">&lt; link &gt;</text:span>. We also need to <text:span text:style-name="T12">create <text:s/>a <text:s/>dummy <text:s/>joint </text:span>with its <text:span text:style-name="T14">&lt; parent &gt; </text:span>as the dummy <text:s/>link and <text:span text:style-name="T14">&lt; child &gt; </text:span>as the base of robot frame. You can place these two block any where in file but between the robot spec tags and in the same level (indentation) as other links and joints.</text:p>
      <text:p text:style-name="P17">•<text:span text:style-name="T8"><text:tab/></text:span><text:span text:style-name="T12">Launch your model on an empty gazebo world:</text:span></text:p>
      <text:p text:style-name="P15"><text:soft-page-break/><text:span text:style-name="T12">roslaunch &lt;nameofyourpackage&gt; gazebo.launch</text:span></text:p>
      <text:p text:style-name="P15">This command will let you launch your model in the gazebo world. You <text:s/>should <text:s/>be <text:s/>able <text:s/>to <text:s/>see<text:span text:style-name="T12"> <text:s/>the <text:s/>gazebo.launch file in your package </text:span>which is a default package made while creating urdf. You will see that your robot <text:s/>appears <text:s/>in <text:s/>an <text:s/>empty <text:s/>world <text:s/>in <text:s/>a gazebo simulation!.</text:p>
      <text:p text:style-name="P10">•<text:span text:style-name="T8"> <text:s text:c="3"/></text:span><text:span text:style-name="T12">Modify URDF for adding transmission: </text:span>Refer<text:a xlink:type="simple" xlink:href="http://wiki.ros.org/urdf/XML/Transmission" text:style-name="ListLabel_20_2" text:visited-style-name="ListLabel_20_2"> </text:a><text:a xlink:type="simple" xlink:href="http://wiki.ros.org/urdf/XML/Transmission" text:style-name="ListLabel_20_1" text:visited-style-name="ListLabel_20_1"><text:span text:style-name="T9">this</text:span></text:a><text:span text:style-name="T10"> </text:span>link for a sample transmission block. This is present to define how the joint is to be interfaced, either through velocity command or position command. For steering it is preferred to use Effort Controllers and for longitudinal command, it is preferred to use Velocity based interface. <text:span text:style-name="T12">Add as many transmissions blocks as joints</text:span>. Add the transmission block on the urdf file anywhere you want to, don’t forget to put the indentation correctly. Run the command given below to have controllers package on your Ubuntu system.</text:p>
      <text:p text:style-name="P10">For ROS Melodic: <text:span text:style-name="T12">sudo apt-get install ros-melodic-ros-control ros-melodic-ros-controllers</text:span></text:p>
      <text:p text:style-name="P18"><text:span text:style-name="T12"><text:s text:c="10"/><text:tab/></text:span>For ROS Noetic: <text:span text:style-name="T12">sudo apt-get install ros-noetic-ros-control ros-noetic-ros-controllers</text:span></text:p>
      <text:p text:style-name="P10">•<text:span text:style-name="T8"> <text:s text:c="3"/></text:span><text:span text:style-name="T12">Adding lidar files: </text:span>Download the Lidar’s URDF and DAE file from this<text:a xlink:type="simple" xlink:href="https://drive.google.com/drive/folders/1n1swxOrQ3Z7cV829zAb3TXDKJs2BQKC9?usp=sharing" text:style-name="ListLabel_20_2" text:visited-style-name="ListLabel_20_2"> </text:a><text:a xlink:type="simple" xlink:href="https://drive.google.com/drive/folders/1n1swxOrQ3Z7cV829zAb3TXDKJs2BQKC9?usp=sharing" text:style-name="ListLabel_20_5" text:visited-style-name="ListLabel_20_5"><text:span text:style-name="T11">link</text:span></text:a><text:span text:style-name="T10"> </text:span>and <text:span text:style-name="T12">place them in URDF and Meshes folder </text:span>respectively. For this project, we are using the ydlidar which is a 2D lidar and has a FOV of 180<text:span text:style-name="T16">0</text:span>. All the characteristics of the lidar can be found in this<text:a xlink:type="simple" xlink:href="https://drive.google.com/file/d/1_QYHHh0nnWjgsVY19E-UejdTJZq0Xygr/view?usp=sharing" text:style-name="ListLabel_20_2" text:visited-style-name="ListLabel_20_2"> </text:a><text:a xlink:type="simple" xlink:href="https://drive.google.com/file/d/1_QYHHh0nnWjgsVY19E-UejdTJZq0Xygr/view?usp=sharing" text:style-name="ListLabel_20_6" text:visited-style-name="ListLabel_20_6"><text:span text:style-name="T17">file</text:span></text:a><text:span text:style-name="T17">.</text:span> Some of the data related to lidar’s physical properties like origin etc, need to be mentioned in the xacro file. Check the xacro file data to fill lidar data on it.</text:p>
      <text:p text:style-name="P10">•<text:span text:style-name="T8"> <text:s text:c="3"/></text:span><text:span text:style-name="T12">Integrating the sensor <text:s/></text:span>Download <text:s/>the <text:s/>.xacro <text:s/>from <text:a xlink:type="simple" xlink:href="https://drive.google.com/file/d/1u_IQwWdKuuB8SWWZ-Yl9bWtQSfHsFode/view?usp=sharing" text:style-name="ListLabel_20_2" text:visited-style-name="ListLabel_20_2"><text:s/></text:a><text:a xlink:type="simple" xlink:href="https://drive.google.com/file/d/1u_IQwWdKuuB8SWWZ-Yl9bWtQSfHsFode/view?usp=sharing" text:style-name="ListLabel_20_7" text:visited-style-name="ListLabel_20_7"><text:span text:style-name="T18">here</text:span></text:a>. Xacro <text:s/>files <text:s/>are <text:s/>XML <text:s/>macros which helps in easier management of URDF files by making use of Macro like structure in programming. With the use of parameters and generic xacro blocks, one could avoid 100’s of lines of repeated URDF code and replace it with just few lines of macro code. Here is a<text:a xlink:type="simple" xlink:href="http://wiki.ros.org/xacro" text:style-name="ListLabel_20_2" text:visited-style-name="ListLabel_20_2"> </text:a><text:a xlink:type="simple" xlink:href="http://wiki.ros.org/xacro" text:style-name="ListLabel_20_5" text:visited-style-name="ListLabel_20_5"><text:span text:style-name="T11">link</text:span></text:a><text:span text:style-name="T10"> </text:span>all about xacros and<text:a xlink:type="simple" xlink:href="http://wiki.ros.org/urdf/Tutorials/Using%20Xacro%20to%20Clean%20Up%20a%20URDF%20File" text:style-name="ListLabel_20_2" text:visited-style-name="ListLabel_20_2"> </text:a><text:a xlink:type="simple" xlink:href="http://wiki.ros.org/urdf/Tutorials/Using%20Xacro%20to%20Clean%20Up%20a%20URDF%20File" text:style-name="ListLabel_20_5" text:visited-style-name="ListLabel_20_5"><text:span text:style-name="T11">here</text:span></text:a><text:span text:style-name="T10"> </text:span>to understand xacros better. In our project, we however don’t extensively use xacro’s features. We just use it to integrate the sensor with the lidar.</text:p>
      <text:p text:style-name="P13">After you’ve downloaded the .xacro file, <text:span text:style-name="T12">fill in the code blocks after <text:s/>the <text:s/>comments</text:span>. <text:s/>To check for correctness of your .xacro file, we create single urdf file of the robot+lidar from the .xacro file. Run the command below to integrate all the sensors together (here we have just one sensor as lidar). <text:s/>Navigate to URDF folder on your terminal and <text:span text:style-name="T12">run the command below:</text:span></text:p>
      <text:p text:style-name="P13"><text:s/></text:p>
      <text:p text:style-name="P19"><text:span text:style-name="T12">rosrun xacro xacro -o </text:span><text:span text:style-name="T15">&lt;name_of_output_file_you_want.urdf&gt; &lt;xacro_file.xacro&gt;</text:span></text:p>
      <text:p text:style-name="P13"><text:s/></text:p>
      <text:p text:style-name="P13">This would create a .urdf file in the same folder as you are. Run $check_urdf command (<text:span text:style-name="T12">check_urdf &lt;output_file_produced_by_xacro.urdf&gt;) </text:span>to check your output file.urdf to check if parsing is successful. If successful, you should see a tree form of structure of the urdf being printed in the terminal screen. <text:s/>You should now see the our base link of laser attached to the body of your base link of robot. The above check is essential for error free running of our robot.</text:p>
      <text:p text:style-name="P11">•<text:span text:style-name="T8"> <text:s text:c="2"/></text:span></text:p>
      <text:p text:style-name="P11"><text:span text:style-name="T12">Updating config file: </text:span>Our config file is a .yaml file which has its own format of coding which can be found<text:a xlink:type="simple" xlink:href="http://wiki.ros.org/YAML%20Overview" text:style-name="ListLabel_20_2" text:visited-style-name="ListLabel_20_2"> </text:a><text:a xlink:type="simple" xlink:href="http://wiki.ros.org/YAML%20Overview" text:style-name="ListLabel_20_1" text:visited-style-name="ListLabel_20_1"><text:span text:style-name="T9">here</text:span></text:a>. We define our list of controllers and type of controllers all within the .yaml file in the config file. Go ahead and download the<text:a xlink:type="simple" xlink:href="https://drive.google.com/file/d/1F_w_XE9G5iL4WgkcKwVXGG6JHAil7q-9/view?usp=sharing" text:style-name="ListLabel_20_2" text:visited-style-name="ListLabel_20_2"> </text:a><text:a xlink:type="simple" xlink:href="https://drive.google.com/file/d/1F_w_XE9G5iL4WgkcKwVXGG6JHAil7q-9/view?usp=sharing" text:style-name="ListLabel_20_5" text:visited-style-name="ListLabel_20_5"><text:span text:style-name="T11">config controllers.yaml</text:span></text:a><text:span text:style-name="T10"> </text:span>file. Change my robot name with your own robot package’s name. After that, go ahead and change controller 1 name to the name of your controller, add the type of your controller, Add the name of joint as mentioned in your URDF file and finally add a PID gains set. For setting the PID gains if you to have a hit and trail method to check the suitability with your model.</text:p>
      <text:p text:style-name="P16">If your system gives error such as unknown data – yaml, you might have python3 and your teleop is python2 or vice-versa. Run the below command to have yaml packages on your Ubuntu system.</text:p>
      <text:p text:style-name="P16"><text:span text:style-name="T12">sudo pip3 install pyyaml </text:span>(if you don’t have pip3 please install pip3)</text:p>
      <text:p text:style-name="P10">•<text:span text:style-name="T8"> <text:s text:c="2"/></text:span></text:p>
      <text:p text:style-name="P10"><text:span text:style-name="T12">Launch file : </text:span>A launch file integrates all the sub tasks you’ve completed till now. Download the<text:a xlink:type="simple" xlink:href="https://drive.google.com/file/d/13lx93luiBnMT4BVz643xIzeEgxIkmaJW/view?usp=sharing" text:style-name="ListLabel_20_2" text:visited-style-name="ListLabel_20_2"> </text:a><text:a xlink:type="simple" xlink:href="https://drive.google.com/file/d/13lx93luiBnMT4BVz643xIzeEgxIkmaJW/view?usp=sharing" text:style-name="ListLabel_20_1" text:visited-style-name="ListLabel_20_1"><text:span text:style-name="T9">template launch file</text:span></text:a><text:span text:style-name="T17">.</text:span> Also download the<text:a xlink:type="simple" xlink:href="https://drive.google.com/file/d/1gc3jyolhiKTrMQDi94LkJJpsqSPkmnPS/view?usp=sharing" text:style-name="ListLabel_20_2" text:visited-style-name="ListLabel_20_2"> </text:a><text:a xlink:type="simple" xlink:href="https://drive.google.com/file/d/1gc3jyolhiKTrMQDi94LkJJpsqSPkmnPS/view?usp=sharing" text:style-name="ListLabel_20_1" text:visited-style-name="ListLabel_20_1"><text:span text:style-name="T9">world file</text:span></text:a><text:span text:style-name="T10"> </text:span>into a newly created world folder which is where we will be navigating our robot. Here we will include the default gazebo empty world launch file with a an argument to change the world file. We would then import the robot’s description we defined earlier using the .xacro file. Most importantly add in the controller names that you defined in the config folder’s .yaml file. Here is more info on the controller manager node<text:a xlink:type="simple" xlink:href="http://wiki.ros.org/controller_manager" text:style-name="ListLabel_20_2" text:visited-style-name="ListLabel_20_2"> </text:a><text:a xlink:type="simple" xlink:href="http://wiki.ros.org/controller_manager" text:style-name="ListLabel_20_5" text:visited-style-name="ListLabel_20_5"><text:span text:style-name="T11">controller manager</text:span></text:a>. The template launch file has empty code blocks to fill in. Specific comments have been made to help you fill out the template launch file. After the launch file is filled, navigate to /catkin ws folder. <text:s/>Run</text:p>
      <text:p text:style-name="P16"><text:span text:style-name="T12">catkin_make clean &amp;&amp; catkin_make</text:span></text:p>
      <text:p text:style-name="P16">This will build your package. Don’t forget to source every time after you build your package:</text:p>
      <text:p text:style-name="P16"><text:span text:style-name="T12">source ~/catkin_ws/devel/setup.bash</text:span></text:p>
      <text:p text:style-name="P11"><text:soft-page-break/>•<text:span text:style-name="T8"> <text:s text:c="3"/></text:span>Visualise Lidar points in rviz: Run your modified template launch file to see the robot in a world(the downloaded world file) with the lidar on top and visualization of the lidar seen. On rviz, add the laser scan topic and you should be able to visualise the 3D lidar point in rviz. It can be done my going to add and selecting the topic as laser from the dropdown menu. <text:span text:style-name="T12">Capture a video of your lidar points visualisation in rviz.</text:span></text:p>
      <text:p text:style-name="P11">•<text:span text:style-name="T8"> <text:s text:c="3"/></text:span><text:span text:style-name="T12">Running both the gazebo world and showing rviz:</text:span></text:p>
      <text:p text:style-name="P16"><text:span text:style-name="T12">roslaunch &lt;nameofyourpackage&gt; template_launch.launch </text:span>(on a terminal in <text:s/>catkin_ws)</text:p>
      <text:p text:style-name="P16"><text:span text:style-name="T12">rviz </text:span>(on another terminal in catkin_ws)</text:p>
      <text:p text:style-name="Standard"><text:span text:style-name="T19"><text:s/></text:span></text:p>
      <text:p text:style-name="P34"><text:bookmark text:name="_5i0wrkm8ecx3"/><text:span text:style-name="T7">3</text:span><text:span text:style-name="T8"> <text:s text:c="8"/></text:span><text:span text:style-name="T7">Run Teleop:</text:span></text:p>
      <text:p text:style-name="P20">•<text:span text:style-name="T8"> <text:s/></text:span></text:p>
      <text:p text:style-name="P20">Download the<text:a xlink:type="simple" xlink:href="https://drive.google.com/file/d/13K90ThVc6aqtPbQ4CZLifTmnMMbApYp0/view?usp=sharing" text:style-name="ListLabel_20_2" text:visited-style-name="ListLabel_20_2"> </text:a><text:a xlink:type="simple" xlink:href="https://drive.google.com/file/d/13K90ThVc6aqtPbQ4CZLifTmnMMbApYp0/view?usp=sharing" text:style-name="ListLabel_20_4" text:visited-style-name="ListLabel_20_4"><text:span text:style-name="T10">template teleop file</text:span></text:a><text:span text:style-name="T10"> </text:span>into a new src folder of your package and edit the publisher definition to publish onto specific topics. The topics would just be /name of robot/controller name/command The teleop template file has 3 publishers for left, right steering and forward. Add in more publishers and modify the teleop as per your need and depending on the controller setup of your robot.</text:p>
      <text:p text:style-name="P21">•<text:span text:style-name="T8"> <text:s/></text:span></text:p>
      <text:p text:style-name="P21">Rebuild your package using </text:p>
      <text:p text:style-name="P16"><text:span text:style-name="T12">catkin_make clean &amp;&amp; catkin_make</text:span></text:p>
      <text:p text:style-name="P22">In a <text:s/>new terminal, run the following command</text:p>
      <text:p text:style-name="P21">•<text:span text:style-name="T8"> <text:s text:c="2"/></text:span><text:span text:style-name="T12">rosrun &lt;namefofyourpackage&gt; teleop_template.py </text:span>(or a different name as per the name of your teleop file)</text:p>
      <text:p text:style-name="P13"><text:s/></text:p>
      <text:p text:style-name="P13">Use the navigation keys and watch your robot move around. As for task completion and check if controllers have been implemented properly, navigate from center of the map to the bottom left or top right of the map.</text:p>
      <text:p text:style-name="P13"><text:s/></text:p>
      <text:p text:style-name="P13"><text:span text:style-name="T12">NOTE</text:span>: Some of you might face error while running this, make sure your teleop file and the python on your Ubuntu is in same format. Check version of python by running</text:p>
      <text:p text:style-name="P13"><text:s/></text:p>
      <text:p text:style-name="P13"><text:span text:style-name="T12">python --version</text:span></text:p>
      <text:p text:style-name="P13"><text:span text:style-name="T12">python3 --version</text:span></text:p>
      <text:p text:style-name="P13"><text:s/></text:p>
      <text:p text:style-name="P13"><text:soft-page-break/>If you have python3 then just run the below command in your src <text:s/>file in your package which is in catkin_ws – (example - catkin_ws/src/package/src)</text:p>
      <text:p text:style-name="P13"><text:s/></text:p>
      <text:p text:style-name="P13"><text:span text:style-name="T12">python3 teleop_template.py </text:span>(or a different name as per the name of your teleop file) – don’t forget to run roscore.</text:p>
      <text:p text:style-name="P13"><text:s/></text:p>
      <text:p text:style-name="P13"><text:span text:style-name="T12">roscore</text:span></text:p>
      <text:p text:style-name="Standard"><text:span text:style-name="T20"><text:s/></text:span></text:p>
      <text:p text:style-name="Standard"><text:span text:style-name="T20"><text:s/></text:span></text:p>
      <text:p text:style-name="Standard"><text:span text:style-name="T20"><text:s/></text:span></text:p>
      <text:p text:style-name="Standard"><text:span text:style-name="T20"><text:s/></text:span></text:p>
      <text:p text:style-name="Standard"><text:span text:style-name="T20"><text:s/></text:span></text:p>
      <text:p text:style-name="P34"><text:bookmark text:name="_nks16m6092ky"/><text:span text:style-name="T7">4</text:span><text:span text:style-name="T8"> <text:s text:c="8"/></text:span><text:span text:style-name="T7">Code up a simple publisher-subscriber</text:span></text:p>
      <text:p text:style-name="P23">•<text:span text:style-name="T8"> <text:s text:c="2"/></text:span>Navigate to this (python)<text:a xlink:type="simple" xlink:href="http://wiki.ros.org/ROS/Tutorials/WritingPublisherSubscriber(python)" text:style-name="ListLabel_20_2" text:visited-style-name="ListLabel_20_2"> </text:a><text:a xlink:type="simple" xlink:href="http://wiki.ros.org/ROS/Tutorials/WritingPublisherSubscriber(python)" text:style-name="ListLabel_20_3" text:visited-style-name="ListLabel_20_3"><text:span text:style-name="T13">link</text:span></text:a> and understand how publishers and subscribers work in ROS. The above link is a part of the ROS tutorials series which assumes that you have completed stuff in that tutorial series from the beginning. If you have not done that already during Project 0 then navigate to this<text:a xlink:type="simple" xlink:href="http://wiki.ros.org/ROS/Tutorials" text:style-name="ListLabel_20_2" text:visited-style-name="ListLabel_20_2"> </text:a><text:a xlink:type="simple" xlink:href="http://wiki.ros.org/ROS/Tutorials" text:style-name="ListLabel_20_3" text:visited-style-name="ListLabel_20_3"><text:span text:style-name="T13">link</text:span></text:a> and follow along the tutorial. Then code up a simple publisher which will publish commands to drive your robot in a straight line or in a circular loop and make your robot to subscribe to that topic so that it actually follows those commands. You can launch your robot in an empty gazebo world for this task since empty gazebo world would have lots of empty space to drive your robot.</text:p>
      <text:p text:style-name="P31"><text:bookmark text:name="_sult3x6babw8"/><text:span text:style-name="T7"><text:s/></text:span></text:p>
      <text:p text:style-name="P31"><text:bookmark text:name="_fgqvdptlrkrq"/><text:span text:style-name="T7">Appendix</text:span></text:p>
      <text:p text:style-name="P35"><text:bookmark text:name="_1omwrqkhoh17"/><text:span text:style-name="T4">Notes:</text:span></text:p>
      <text:p text:style-name="P14">•<text:span text:style-name="T8"> <text:s text:c="2"/></text:span></text:p>
      <text:p text:style-name="P14">Please do not copy paste the commands. Where there are key words such as my robot replace them with your robot’s name</text:p>
      <text:p text:style-name="P11">•<text:span text:style-name="T8"> <text:s text:c="3"/></text:span>For any dependency packages that are missing please try to use google the error first. The solution should most probably appear in the first few links. Try to use</text:p>
      <text:p text:style-name="P16"><text:span text:style-name="T12">sudo apt-get install </text:span><text:span text:style-name="T15">&lt;package_name&gt; </text:span><text:span text:style-name="T12">if applicable.</text:span></text:p>
      <text:p text:style-name="P11">•<text:span text:style-name="T8"> <text:s text:c="3"/></text:span>If any link to a file is broken, please make sure to check the link in the main page that has the project 1 resources. It’s the main folder inside which all the relevant files are present.</text:p>
      <text:p text:style-name="P10">•<text:span text:style-name="T8"> <text:s text:c="3"/></text:span>If your robot doesn’t move in the direction expected, the sw2urdf tool must have assigned the joint axis in the wrong direction. Please make sure to open the assembly file in solidworks(You should see that the origin, axis of the links and joints in the assembly tree on the left hand side) and update the coordinate system by giving the correct directions to z-axis etc. Export the URDF and only replace the URDF file in your original package.</text:p>
      <text:p text:style-name="P10"><text:soft-page-break/>•<text:span text:style-name="T8"> <text:s text:c="3"/></text:span>When adding the fixed joint between your robot and laser, you might have to play around with xyz and rpy of the joint’s origin inorder for the lidar to sit correctly on top of your robot. For some value’s it might diorient the robot itself during visualization.</text:p>
      <text:p text:style-name="P6">•<text:span text:style-name="T8"><text:tab/></text:span>Few useful Links:</text:p>
      <text:p text:style-name="P24">–<text:span text:style-name="T21"><text:tab/></text:span><text:a xlink:type="simple" xlink:href="https://answers.ros.org/question/202162/urdf-or-xacro/" text:style-name="ListLabel_20_4" text:visited-style-name="ListLabel_20_4"><text:span text:style-name="T10">URDF vs XACRO</text:span></text:a></text:p>
      <text:p text:style-name="P24">–<text:span text:style-name="T21"><text:tab/></text:span><text:a xlink:type="simple" xlink:href="http://wiki.ros.org/urdf/Tutorials/Using%20a%20URDF%20in%20Gazebo" text:style-name="ListLabel_20_4" text:visited-style-name="ListLabel_20_4"><text:span text:style-name="T10">Running a URDF on gazebo</text:span></text:a></text:p>
      <text:p text:style-name="P25">–<text:span text:style-name="T21"><text:tab/></text:span><text:a xlink:type="simple" xlink:href="https://github.com/ros/urdf_sim_tutorial/blob/master/urdf/09-publishjoints.urdf.xacro" text:style-name="ListLabel_20_4" text:visited-style-name="ListLabel_20_4"><text:span text:style-name="T10">Understand xacro file structures</text:span></text:a></text:p>
      <text:p text:style-name="P25">–<text:span text:style-name="T21"><text:tab/></text:span><text:a xlink:type="simple" xlink:href="https://github.com/ubi-agni/human_hand/blob/master/model/human_hand.urdf.xacro" text:style-name="ListLabel_20_4" text:visited-style-name="ListLabel_20_4"><text:span text:style-name="T10">Example of complicated Xacro file</text:span></text:a></text:p>
      <text:p text:style-name="P25">–<text:span text:style-name="T21"><text:tab/></text:span><text:a xlink:type="simple" xlink:href="http://gazebosim.org/tutorials?tut=ros_gzplugins" text:style-name="ListLabel_20_4" text:visited-style-name="ListLabel_20_4"><text:span text:style-name="T10">Understanding gazebo plugins</text:span></text:a></text:p>
      <text:p text:style-name="Standard"><text:span text:style-name="T6"><text:s/></text:span></text:p>
      <text:p text:style-name="P36"><text:bookmark text:name="_o27piaegdnvt"/><text:span text:style-name="T4"><text:s/></text:span></text:p>
      <text:p text:style-name="P36"><text:bookmark text:name="_2gzitgpz1fb1"/><text:span text:style-name="T4"><text:s/></text:span></text:p>
      <text:p text:style-name="P36"><text:bookmark text:name="_1audmb5jgxd6"/><text:span text:style-name="T4"><text:s/></text:span></text:p>
      <text:p text:style-name="P36"><text:bookmark text:name="_cum0makklsb4"/><text:span text:style-name="T4"><text:s/></text:span></text:p>
      <text:p text:style-name="P36"><text:bookmark text:name="_noesaa3fxcux"/><text:span text:style-name="T4"><text:s/></text:span></text:p>
      <text:p text:style-name="P36"><text:bookmark text:name="_myg62vchbouz"/><text:span text:style-name="T4">Robot <text:s/>Specifications:</text:span></text:p>
      <text:p text:style-name="P26">•<text:span text:style-name="T8"><text:tab/></text:span>Front two wheel need to be steerable. Make sure both the wheels steer independently.</text:p>
      <text:p text:style-name="P6">•<text:span text:style-name="T8"><text:tab/></text:span>Full length of chassis (Longitudinal) - 38 inches.</text:p>
      <text:p text:style-name="P6">•<text:span text:style-name="T8"><text:tab/></text:span>Breadth of chassis (Lateral) - 20 inches.</text:p>
      <text:p text:style-name="P6">•<text:span text:style-name="T8"><text:tab/></text:span>Wheelbase - 20 inches.</text:p>
      <text:p text:style-name="P6">•<text:span text:style-name="T8"><text:tab/></text:span>Wheel thickness - 3 inches.</text:p>
      <text:p text:style-name="P6">•<text:span text:style-name="T8"><text:tab/></text:span>Wheel diameter - 8 inches.</text:p>
      <text:p text:style-name="P27">(The specifications given above need not be the exact value, but it should be close to the given value and certainly not bigger than above values)</text:p>
      <text:p text:style-name="P28"><text:soft-page-break/><text:span text:style-name="T12"><text:s/></text:span></text:p>
      <text:p text:style-name="P28"><text:span text:style-name="T22">Submission Guidelines:</text:span></text:p>
      <text:p text:style-name="P28">In this project, you need to submit your project in the following structure: </text:p>
      <text:p text:style-name="P28">A zip file with the name <text:span text:style-name="T12">YourDirectoryID_Proj1.zip</text:span> on to ELMS/Canvas. <text:s/>A main folder with the name <text:span text:style-name="T12">YourDirectoryID_Project1 </text:span>and the following sub-folders/files:</text:p>
      <text:p text:style-name="P29"><text:span text:style-name="T12">Package</text:span> : <text:s/>A folder containing all your main files which you need to put into catkin_ws in order to make it run.</text:p>
      <text:p text:style-name="P29"><text:span text:style-name="T12">Assembly: <text:s/></text:span>An external assembly.zip file containing the assembly file and parts (the .STLPRT files).</text:p>
      <text:p text:style-name="P29"><text:span text:style-name="T12">Report:</text:span> <text:s/>Your report should be in PDF format and no more than 1-2 pages (include figures if you want, otherwise its not required). <text:s/>You do not need to explain the data in the document in detail. Just <text:s/>concentrate <text:s/>on <text:s/>the steps and process you followed to make this project work. Also, any problems you faced during the process and discuss the results you have obtained. The report should also have links to the videos described below.</text:p>
      <text:p text:style-name="P29"><text:span text:style-name="T12">NOTE:</text:span> Each student has to make their own report, rest of the things can be same as your group partner. <text:s/>And specifically include what contribution you did in the project.</text:p>
      <text:p text:style-name="P29"><text:span text:style-name="T12">Videos: </text:span>Two videos are required as submission:</text:p>
      <text:p text:style-name="P29">1. Video of robot driven by teleop from the center of the world map (in Gazebo) either to top right corner (where a human figure is placed) or to bottom left corner (where dice are placed). You have to start recording the video before you launch your model in the gazebo world i.e. you have to show the process of launching your model and also the teleop terminal in the video.</text:p>
      <text:p text:style-name="P29">2. Video of robot driven by the commands from the publisher (in a straight line or circular loop). For this video, start recording, then launch your package again from beginning, then launch publisher and subscriber nodes in separate terminals and show your robot moving in the Gazebo world for 10~15 seconds and then show terminals for both publisher and subscriber (the publisher should show publishing commands and subscriber should show subscribing to them).</text:p>
      <text:p text:style-name="P29"><text:span text:style-name="T12">Readme:</text:span> A .txt file with instructions on how to run your package.</text:p>
      <text:p text:style-name="P29">Everyone should submit their project, and mention your group member in the<text:a xlink:type="simple" xlink:href="https://docs.google.com/spreadsheets/d/1JyOcsMeJRXujzjvxr5jo7UMfrB7A-4IJayYRLT-JMeE/edit?usp=sharing" text:style-name="ListLabel_20_2" text:visited-style-name="ListLabel_20_2"> </text:a><text:a xlink:type="simple" xlink:href="https://docs.google.com/spreadsheets/d/1JyOcsMeJRXujzjvxr5jo7UMfrB7A-4IJayYRLT-JMeE/edit?usp=sharing" text:style-name="ListLabel_20_8" text:visited-style-name="ListLabel_20_8"><text:span text:style-name="T23">link</text:span></text:a> ignore if you have already mentioned your team partn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00aeef"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fo:background-color="#fff200"/>
    </style:style>
    <style:style style:name="ListLabel_20_4" style:display-name="ListLabel 4" style:family="text">
      <style:text-properties fo:color="#00aeef"/>
    </style:style>
    <style:style style:name="ListLabel_20_5" style:display-name="ListLabel 5" style:family="text">
      <style:text-properties fo:color="#00aeef" fo:background-color="#fff200"/>
    </style:style>
    <style:style style:name="ListLabel_20_6" style:display-name="ListLabel 6" style:family="text">
      <style:text-properties fo:background-color="#ffff00"/>
    </style:style>
    <style:style style:name="ListLabel_20_7" style:display-name="ListLabel 7" style:family="text">
      <style:text-properties fo:color="#c9211e" fo:background-color="#ffff00"/>
    </style:style>
    <style:style style:name="ListLabel_20_8" style:display-name="ListLabel 8" style:family="text">
      <style:text-properties fo:color="#1155cc" style:text-underline-style="solid" style:text-underline-width="auto" style:text-underline-color="font-color" fo:background-color="#ffff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37" meta:word-count="2815" meta:character-count="16358" meta:non-whitespace-character-count="13402"/>
    <meta:generator>LibreOfficeDev/6.0.5.2$Linux_X86_64 LibreOffice_project/</meta:generator>
  </office:meta>
</office:document-meta>
</file>